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4cm" fo:margin-left="0.118cm" fo:margin-right="10.188cm" table:align="margins"/>
    </style:style>
    <style:style style:name="Table1.A" style:family="table-column">
      <style:table-column-properties style:column-width="1.081cm" style:rel-column-width="10585*"/>
    </style:style>
    <style:style style:name="Table1.B" style:family="table-column">
      <style:table-column-properties style:column-width="1.51cm" style:rel-column-width="14782*"/>
    </style:style>
    <style:style style:name="Table1.C" style:family="table-column">
      <style:table-column-properties style:column-width="1.931cm" style:rel-column-width="18909*"/>
    </style:style>
    <style:style style:name="Table1.D" style:family="table-column">
      <style:table-column-properties style:column-width="1.085cm" style:rel-column-width="10620*"/>
    </style:style>
    <style:style style:name="Table1.E" style:family="table-column">
      <style:table-column-properties style:column-width="1.087cm" style:rel-column-width="10639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E1" style:family="table-cell">
      <style:table-cell-properties fo:padding="0.097cm" fo:border="0.5pt solid #000000"/>
    </style:style>
    <style:style style:name="Table2" style:family="table">
      <style:table-properties style:width="6.835cm" fo:margin-left="0.118cm" fo:margin-right="10.047cm" table:align="margins"/>
    </style:style>
    <style:style style:name="Table2.A" style:family="table-column">
      <style:table-column-properties style:column-width="1.081cm" style:rel-column-width="10367*"/>
    </style:style>
    <style:style style:name="Table2.B" style:family="table-column">
      <style:table-column-properties style:column-width="1.651cm" style:rel-column-width="15829*"/>
    </style:style>
    <style:style style:name="Table2.C" style:family="table-column">
      <style:table-column-properties style:column-width="1.649cm" style:rel-column-width="15812*"/>
    </style:style>
    <style:style style:name="Table2.D" style:family="table-column">
      <style:table-column-properties style:column-width="1.367cm" style:rel-column-width="13107*"/>
    </style:style>
    <style:style style:name="Table2.E" style:family="table-column">
      <style:table-column-properties style:column-width="1.087cm" style:rel-column-width="10420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E1" style:family="table-cell">
      <style:table-cell-properties fo:padding="0.097cm" fo:border="0.5pt solid #000000"/>
    </style:style>
    <style:style style:name="P1" style:family="paragraph" style:parent-style-name="Standard">
      <style:text-properties officeooo:rsid="0002124f" officeooo:paragraph-rsid="0002124f"/>
    </style:style>
    <style:style style:name="P2" style:family="paragraph" style:parent-style-name="Standard">
      <style:text-properties officeooo:rsid="000be90d" officeooo:paragraph-rsid="000be90d"/>
    </style:style>
    <style:style style:name="P3" style:family="paragraph" style:parent-style-name="Standard">
      <style:text-properties officeooo:rsid="000b50e6" officeooo:paragraph-rsid="000b50e6"/>
    </style:style>
    <style:style style:name="P4" style:family="paragraph" style:parent-style-name="Standard">
      <style:text-properties officeooo:rsid="0005ecbf" officeooo:paragraph-rsid="0005ecbf"/>
    </style:style>
    <style:style style:name="P5" style:family="paragraph" style:parent-style-name="Text_20_body">
      <style:text-properties officeooo:paragraph-rsid="000be90d"/>
    </style:style>
    <style:style style:name="P6" style:family="paragraph" style:parent-style-name="Heading_20_5">
      <style:text-properties officeooo:rsid="000be90d" officeooo:paragraph-rsid="000be90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 6-&gt;</text:p>
      <text:p text:style-name="P1">1)</text:p>
      <text:p text:style-name="P1">root&gt;select * from order1 where odate='1990-10-3' or odate= '1990-10-4';</text:p>
      <text:p text:style-name="P1">+------+---------+------------+------+------+</text:p>
      <text:p text:style-name="P1">| onum | amt <text:s text:c="4"/>| odate <text:s text:c="5"/>| cnum | snum |</text:p>
      <text:p text:style-name="P1">+------+---------+------------+------+------+</text:p>
      <text:p text:style-name="P1">| 3001 | <text:s text:c="2"/>18.69 | 1990-10-03 | 2008 | 1007 |</text:p>
      <text:p text:style-name="P1">| 3003 | <text:s/>767.69 | 1990-10-03 | 2001 | 1001 |</text:p>
      <text:p text:style-name="P1">| 3002 | 1900.10 | 1990-10-03 | 2007 | 1004 |</text:p>
      <text:p text:style-name="P1">| 3005 | 5160.45 | 1990-10-03 | 2003 | 1002 |</text:p>
      <text:p text:style-name="P1">| 3006 | 1098.16 | 1990-10-03 | 2008 | 1007 |</text:p>
      <text:p text:style-name="P1">| 3009 | 1713.23 | 1990-10-04 | 2002 | 1003 |</text:p>
      <text:p text:style-name="P1">| 3007 | <text:s text:c="2"/>75.75 | 1990-10-04 | 2004 | 1002 |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E1" office:value-type="string">
              <text:p text:style-name="Table_20_Contents"/>
            </table:table-cell>
          </table:table-row>
        </table:table-header-rows>
      </table:table>
      <text:p text:style-name="P1"/>
      <text:p text:style-name="P1">2)</text:p>
      <text:p text:style-name="P2">oot&gt;select <text:s/>* from customers where cname&gt;'a' and cname&lt;'g';</text:p>
      <text:p text:style-name="P2">+------+----------+----------+--------+------+</text:p>
      <text:p text:style-name="P2">| cnum | cname <text:s text:c="3"/>| city <text:s text:c="4"/>| rating | snum |</text:p>
      <text:p text:style-name="P2">+------+----------+----------+--------+------+</text:p>
      <text:p text:style-name="P2">| 2006 | clemens <text:s/>| london <text:s text:c="2"/>| <text:s text:c="3"/>100 | 1001 |</text:p>
      <text:p text:style-name="P2">| 2008 | cisneros | san jose | <text:s text:c="3"/>300 | 1007 |</text:p>
      <text:p text:style-name="P2">+------+----------+----------+--------+---</text:p>
      <text:p text:style-name="P3">4)</text:p>
      <text:p text:style-name="P4">root&gt;select <text:s/>* from customers where cname&gt;'b' and cname&lt;'d';</text:p>
      <text:p text:style-name="P4">+------+----------+----------+--------+------+</text:p>
      <text:p text:style-name="P4">| cnum | cname <text:s text:c="3"/>| city <text:s text:c="4"/>| rating | snum |</text:p>
      <text:p text:style-name="P4">+------+----------+----------+--------+------+</text:p>
      <text:p text:style-name="P4">| 2006 | clemens <text:s/>| london <text:s text:c="2"/>| <text:s text:c="3"/>100 | 1001 |</text:p>
      <text:p text:style-name="P4">| 2008 | cisneros | san jose | <text:s text:c="3"/>300 | 1007 |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E1" office:value-type="string">
              <text:p text:style-name="Table_20_Contents"/>
            </table:table-cell>
          </table:table-row>
        </table:table-header-rows>
      </table:table>
      <text:p text:style-name="P4"/>
      <text:h text:style-name="P6" text:outline-level="5" text:is-list-header="true">5)</text:h>
      <text:p text:style-name="P5">root&gt;select * from order1 where amt!='null';</text:p>
      <text:p text:style-name="P5">+------+---------+------------+------+------+</text:p>
      <text:p text:style-name="P5">| onum | amt <text:s text:c="4"/>| odate <text:s text:c="5"/>| cnum | snum |</text:p>
      <text:p text:style-name="P5">+------+---------+------------+------+------+</text:p>
      <text:p text:style-name="P5">| 3001 | <text:s text:c="2"/>18.69 | 1990-10-03 | 2008 | 1007 |</text:p>
      <text:p text:style-name="P5">| 3003 | <text:s/>767.69 | 1990-10-03 | 2001 | 1001 |</text:p>
      <text:p text:style-name="P5">| 3002 | 1900.10 | 1990-10-03 | 2007 | 1004 |</text:p>
      <text:p text:style-name="P5">| 3005 | 5160.45 | 1990-10-03 | 2003 | 1002 |</text:p>
      <text:p text:style-name="P5">| 3006 | 1098.16 | 1990-10-03 | 2008 | 1007 |</text:p>
      <text:p text:style-name="P5">| 3009 | 1713.23 | 1990-10-04 | 2002 | 1003 |</text:p>
      <text:p text:style-name="P5">| 3007 | <text:s text:c="2"/>75.75 | 1990-10-04 | 2004 | 1002 |</text:p>
      <text:p text:style-name="P5"><text:soft-page-break/>| 3008 | 4723.00 | 1990-10-05 | 2006 | 1001 |</text:p>
      <text:p text:style-name="P5">| 3010 | 1309.95 | 1990-10-06 | 2004 | 1002 |</text:p>
      <text:p text:style-name="P5">| 3011 | 9891.88 | 1990-10-06 | 2006 | 1001 |</text:p>
      <text:p text:style-name="P5">+------+---------+------------+------+------+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9T16:50:27.898810829</meta:creation-date>
    <dc:date>2024-03-15T13:45:42.095294010</dc:date>
    <meta:editing-duration>PT1H7M10S</meta:editing-duration>
    <meta:editing-cycles>4</meta:editing-cycles>
    <meta:generator>LibreOffice/7.3.7.2$Linux_X86_64 LibreOffice_project/30$Build-2</meta:generator>
    <meta:document-statistic meta:table-count="2" meta:image-count="0" meta:object-count="0" meta:page-count="2" meta:paragraph-count="44" meta:word-count="374" meta:character-count="1842" meta:non-whitespace-character-count="1499"/>
  </office:meta>
</office:document-meta>
</file>